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èmes rencontrés dans des tests</text:p>
      <text:p text:style-name="Standard"/>
      <text:p text:style-name="Standard">Pas de type événement dans le rapport des anniversaires.</text:p>
      <text:p text:style-name="Standard"/>
      <text:p text:style-name="Standard">Il est possible, en créant une fiche avec un rapport lié, de créer les rapports calculés vers des rapports indépend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GIROUX</meta:initial-creator>
    <meta:creation-date>2012-04-29T04:46:22</meta:creation-date>
    <meta:generator>LibreOffice/3.5$Linux_x86 LibreOffice_project/350m1$Build-2</meta:generator>
    <dc:date>2013-01-12T12:22:04</dc:date>
    <meta:editing-duration>PT7H30M30S</meta:editing-duration>
    <meta:editing-cycles>66</meta:editing-cycles>
    <dc:creator>Matthieu GIROUX</dc:creator>
    <meta:document-statistic meta:table-count="0" meta:image-count="0" meta:object-count="0" meta:page-count="1" meta:paragraph-count="3" meta:word-count="34" meta:character-count="211" meta:non-whitespace-character-count="180"/>
  </office:meta>
</office:document-meta>
</file>